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liot, nous avons une mission pour toi !</text:p>
      <text:p text:style-name="Standard"/>
      <text:p text:style-name="Standard">-Ooooh ?! Chic alors !</text:p>
      <text:p text:style-name="Standard"/>
      <text:p text:style-name="Standard">Le visage d'abord surpris du blondin s'illumina soudainement d'une candide joie, tel un enfant à qui on avait offert un sachet de friandises. Une mission ? C'était la première qu'on lui confiait depuis qu'il avait rejoint ce mystérieux cercle d'adeptes qui promettait de lui offrir de la matière pour ses futurs récits de péripéties. Les yeux bleus grand écarquillés d'Elliot se posèrent avec un peu trop d'insistance sur le fidèle qui venait de lui annoncer la bonne nouvelle. Celui-ci lui rendit un regard circonspect, regrettant déjà sont choix pour cette affectation. Si la réputation de l'aventurier n'était pas encore faite, des rumeurs commençaient déjà à circuler sur son... utilité relative.</text:p>
      <text:p text:style-name="Standard"/>
      <text:p text:style-name="Standard">Mais cette mission était on ne peut plus simple, même pour un type aussi peu dégourdi que lui. Tout ce qu'il y avait à faire c'était s'introduire dans l'hôpital royal pour récupérer des fournitures médicales en tout genre, le cercle manquant cruellement de matériel de qualité. Simple, efficace, même le pire des demeurés y arriverait les doigts dans le nez. On fournissait même aux assignés une LISTE de ce qu'il fallait ramener. Easy peasy. Inratable. Le trait inquiet, l'homme regarda la nouvelle recrue Notos s'éloigner, ladite liste et une blouse pour faciliter l'infiltration en main.</text:p>
      <text:p text:style-name="Standard"/>
      <text:p text:style-name="Standard">Elliot se rendit d'un pas pressé à l'hôpital. Il était censé y retrouver une coéquipière pour la mission, une autre adepte de leur cercle qu'il ne connaissait pas -d'un autre côté, il ne connaissait encore personne si ce n'était Anna et ceux qui semblaient gérer le petit groupe. Le garçon trépignait d'impatience, excité comme une puce par cette nouvelle aventure qui se présentait à lui. Si ses velléités de voyage avaient quelque peu été mises à mal par son intégration au culte de Shou, il y avait gagné autant en mystère et en énigmes, pour son plus grand plaisir. Les tenants et les aboutissants des événements lui échappaient encore -il était question de renforcer leur déité dans l'optique de la lutte contre une autre divinité malfaisante, mais la portée de cette histoire le dépassait très largement- mais il ne faisait aucun doute que sa soif de périples serait abreuvée plus qu'il n'en fallait.</text:p>
      <text:p text:style-name="Standard"/>
      <text:p text:style-name="Standard">Mais pour l'heure, il fallait songer à comment mener à bien la première de cette longue série d'aventures. Et cela commençait par trouver son équipière du jour. Elliot arriva finalement aux abords de l'hôpital et se posta devant, son regard lapis-lazuli se mettant en quête de celle-ci. Il n'avait eu que peu d'informations à son sujet et cette première tâche s'avérait déjà ardue. Tout ce que le conteur savait, c'était qu'il devait chercher une femme à la peau mate. L'avantage, c'est que ça ne courait pas les rues de Londres. Après un moment d'oisiveté, il se souvint alors qu'on lui avait mentionné un point de rendez-vous un peu à l'écart de l'entrée principale de l'hôpital. Hélas, impossible pour lui de se souvenir très exactement du lieu mentionné. Eh bien, qu'à cela ne tienne, le garçon n'avait qu'à explorer toutes les rues alentours à la recherche d'une femme à la peau ébène qui... euh... eh bien qui attendait du coup.</text:p>
      <text:p text:style-name="Standard"/>
      <text:p text:style-name="Standard">Elliot mit donc à exécution son infaillible plan et commença à déambuler autour de l'hôpital dans les ruelles adjacentes. Au bout d'un certain temps -ou d'un temps certain-, il finit par repérer celle qui semblait correspondre aux caractéristiques qu'il cherchait. Le jeune homme à la chevelure d'or s'approcha d'elle et l'aborda sans ménagement.</text:p>
      <text:p text:style-name="Standard"/>
      <text:p text:style-name="Standard">-Salutations ! Vous êtes là pour cambrioler l'hôpital ?</text:p>
      <text:p text:style-name="Standard">Son intervention fit sursauter la jeune femme qui lâcha même un juron sous la surprise avant de lui intimer de baisser d'un ton. Sensiblement du même âge que lui, la ressemblance s'arrêtait pourtant là. Celle qui se présenta sous le nom d'Aspasia Gaki -patronyme originaire des environs des Balkans, si Elliot avait dû deviner d'après son voyage dans cette région- avait la peau hâlée des natifs des pays du Sud, et les traits marqués de ceux qui ont eu une vie difficile. En comparaison, le <text:soft-page-break/>teint pâle du garçon paraissait presque livide et sa peau lisse de bébé -quoique désormais légèrement abîmée par ses escapades maritimes à travers l'Europe des dernières années- semblait hurler ses origines bourgeoises.</text:p>
      <text:p text:style-name="Standard"/>
      <text:p text:style-name="Standard">Même leurs attitudes divergeaient avec force. L’exubérance d'Elliot jurait avec la discrétion dont faisait preuve son homologue. Celle-ci était vêtue d'une robe bleu marine qui, si elle semblait relativement peu appropriée pour s'infiltrer dans un hôpital, avait le mérite de passer relativement inaperçue et de se fondre un tant soit peu dans le décor. Sans passer par quatre chemins, elle lui révéla le plan qu'elle avait commencé à ourdir -probablement pendant l'éternité durant laquelle elle l'avait attendu- et sans plus de mondanités se dirigea vers l'entrée du bâtiment. Elliot lui emboîta le pas, souriant bêtement comme à son habitude.</text:p>
      <text:p text:style-name="Standard"/>
      <text:p text:style-name="Standard">-Qu'est-ce qui vous fait croire que c'est pour ça que je suis là ? Une pause. Ah, AH ! Vous êtes en état d'arrestation pour tentative de cambriolage du [i]Royal Hospital[/i] ! Une autre. Nan, je plaisante, je suis bien votre partenaire pour cette mission.</text:p>
      <text:p text:style-name="Standard"/>
      <text:p text:style-name="Standard">Le silence gênant qui s'installa à la suite suite de cette « plaisanterie » en disait long. D'aucuns diraient que le blondin avait été [i]légèrement[/i] traumatisé par son récent et bref séjour en prison suite à un regrettable malentendu. D'autres, plus pragmatiques, argueraient qu'il avait tout simplement été bercé trop près du mur étant bébé. Et ils détiendraient probablement tous une part de vérité. Toujours était-il que les deux compères du jour se retrouvèrent devant l'entrée de l'hôpital, Aspasia scrutant les alentours sans doute à la recherche de la fille qu'elle avait mentionnée un peu plus tôt. Elliot faillit faire remarquer qu'à ce compte-là, ils auraient pu se retrouver directement ici mais parvint miraculeusement à tenir sa langue -une fois n'est pas coutume-. Tenue en échec, la Grecque se tourna vers le bourgeois pour lui proposer un plan de secours en lui demandant s'il connaissait l'emplacement de la réserve.</text:p>
      <text:p text:style-name="Standard"/>
      <text:p text:style-name="Standard">-Absolument... pas. Par contre j'ai la liste, oui. </text:p>
      <text:p text:style-name="Standard"/>
      <text:p text:style-name="Standard">Pour illustrer ses dires, le conteur plongea une main dans la poche de sa blouse pour en tirer un bout de papier sur lequel étaient griffonnés les noms des produits et commissions qu'ils avaient pour mission de récupérer. Cela étant, elle ne leur serait pas d'une grande utilité tant qu'Elliot ne connaissait pas l'emplacement de ces objets à l'intérieur de la bâtisse.</text:p>
      <text:p text:style-name="Standard"/>
      <text:p text:style-name="Standard">-Vous savez où elle se trouve ? Vous pensez pouvoir les occuper assez longtemps pour que je fouille l'hôpital ? Sinon on peut essayer autre chose... On peut peut-être prétendre que vous êtes malade et que je dois m'occuper de vous ?</text:p>
      <text:p text:style-name="Standard"/>
      <text:p text:style-name="Standard">Étonnamment, Elliot ne semblait pas dire trop de conneries jusqu'à présent -à l'exception de son entrée en matière spectaculaire. Restait à savoir combien de temps cela allait durer. Et connaissant le bougre, le vent pouvait tourner [i]très[/i] rapidement...</text:p>
      <text:p text:style-name="Standard">Les propositions du blondin semblèrent relativement convaincre la jeune femme -faute de grives, on mange des merles disait-on- qui opta pour un mélange entre son plan initial et sa dernière suggestion. Ainsi ils pénétreraient dans l'hôpital en prétendant être un soignant et la malade dont il s'occupe et, une fois à l'intérieur, leur plan deviendrait de trouver la connaissance d'Aspasia et de tenter de négocier avec elle. Elliot marqua un instant de réflexion et hocha finalement la tête. Ce n'est pas comme s'il avait d'autres idées de toute façon. L'hôpital était trop fréquenté pour qu'ils puissent espérer se faufiler sans se faire voir et ils n'allaient pas revenir de nuit pour... Wait ! Et si... L'idée stupide du conteur mourut heureusement dans son esprit avant qu'il n'ait eu le temps de la formuler lorsque sa camarade intervint à nouveau pour lui demander son nom.</text:p>
      <text:p text:style-name="Standard"/>
      <text:p text:style-name="Standard">-Oh, oui, pardon ! Elliot, enchanté.</text:p>
      <text:p text:style-name="Standard"><text:soft-page-break/></text:p>
      <text:p text:style-name="Standard">Il avait perdu l'habitude d'indiquer son nom de famille -sauf en de rares cas lorsque la situation l'exigeait- lorsqu'il se présentait il y avait bien longtemps de cela. La principale raison à cela était que son patronyme était relativement connu à Londres et qu'il ne voulait pas forcément être associé à sa famille -sauf dans certains cas spécifiques où l'influence que cela lui procurait pouvait le tirer d'un mauvais pas [i]*tousse* prison *tousse*[/i]- mais également parce cela avait tendance à changer le comportement des autres à son égard. L'attitude et les manières d'Elliot juraient vraiment <text:s/>avec son style et l'idée qu'on pouvait se faire de lui de prime abord -pour le pire ou le meilleur, ça ça restait à déterminer...</text:p>
      <text:p text:style-name="Standard"/>
      <text:p text:style-name="Standard">En attendant, c'était l'heure pour les deux compères d'entrer en scène. Par chance, ils étaient tous les deux habitués à se donner en spectacle -à des degrés et des fins différents certes- ce qui allait sans aucun doute leur faciliter la tâche. Elliot observa avec un sourire amusé Aspasia se rendre aussi mal en point que possible avant de lui prêter une épaule d'assistance factice et de se parer lui-même d'un air aussi préoccupé que possible. Les deux Notos se dirigèrent alors d'un pas mal-assuré vers l'entrée de l'hôpital. A cette heure de la journée, celui-ci grouillait de personnel s'agitant dans tous les sens. D'un côté, cela faisait beaucoup de monde. D'un autre, l'animation ambiante allait probablement les aider à passer un tant soit peu inaperçus. L'aventurier avança au milieu du hall d'entrée, refrénant autant que faire se pouvait son envie d'être distrait par tout ce qu'il se passait autour de lui.</text:p>
      <text:p text:style-name="Standard"/>
      <text:p text:style-name="Standard">-Qu'on aille me chercher Kate ! Et vite ! Kate Lawson ! Dépêchez-vous, cette femme est en piteux état !</text:p>
      <text:p text:style-name="Standard"/>
      <text:p text:style-name="Standard">Pas sûr qu'Aspasia avait véritablement prévu d'attirer l'attention de manière aussi directe, mais Elliot n'était pas du genre à faire dans la dentelle. Et il avait utilisé une voix aussi paniquée et autoritaire que possible, espérant ainsi que les médecins et infirmières, déjà préoccupés par leurs propres tâches, ne se posent pas trop de questions et obéissent aveuglément dans le feu de l'action. Ne restait plus maintenant qu'à espérer que personne ne vienne s'enquérir de sa « patiente » et de ce dont elle souffrait précisément...</text:p>
      <text:p text:style-name="Standard"/>
      <text:p text:style-name="Standard">La mission pouvait enfin commencer.</text:p>
      <text:p text:style-name="Standard">Il ne fallut qu'une fraction de seconde pour qu'une infirmière vienne à leur rencontre pour s'inquiéter de l'état de santé d'Aspasia, venant ainsi annihiler leurs espoirs de passer entre les gouttes. Elliot n'eut pas le temps de réagir que déjà sa partenaire de crime lui offrait une agonie d'un réalisme à vous couper le souffle. Le garçon lâcha même une moue admirative en hochant brièvement la tête -geste que l'infirmière était fort heureusement trop occupée à s'alarmer pour capter- tout en appréciant le spectacle. La jeune Grecque fit un si bon travail à mimer une douleur et à laisser penser qu'il s'agissait d'un problème [i]féminin[/i] -autrement dit, outrepassant les règles de la bienséance- que le hall de l'hôpital fut bien vite sens dessus dessous et, sous le rire se voulant discret de l'aventurier, on les mena finalement à « Katie ».</text:p>
      <text:p text:style-name="Standard"/>
      <text:p text:style-name="Standard">Celle-ci était déjà bien affairée avec une vieillarde mal en point, mais n'hésita pas un seul instant à s'en détourner en voyant sa connaissance -Elliot ne connaissait pas le lien exact qui unissait les deux femmes- dans un si piteux état -la farce continuant de faire son effet. Aspasia fit une nouvelle fois montre de ses fabuleux talents de comédienne et tenta de l'embarquer dans un mensonge si grotesque qu'il aurait presque pu passer, sous le regard silencieux mais très amusé du blondin qui ne pipait mot. Finalement, Kate interrompit la fable de sa camarade d'un geste de la main, lui faisant comprendre qu'il ne servait à rien de continuer son baratin.</text:p>
      <text:p text:style-name="Standard"/>
      <text:p text:style-name="Standard">Si jusqu'à présent la première partie de leur plan s'était déroulée peu ou proue sans accroc, son exécution se dégrada très rapidement. [strike]Dune[/strike] D'une, Kate leur apprit que la réserve <text:soft-page-break/>était au dernier étage mais que les chances pour qu'ils puissent y accéder aussi facilement étaient infimes et de deux l'infirmière, si elle semblait sincèrement vouloir aider Aspasia, n'avait pas l'air de spécialement faire confiance à Elliot -ce qui se comprenait. Son regard ne cessait de venir croiser celui bleuté du conteur, qui finit par estimer qu'il allait devoir lui donner un signe.Il fit un pas vers les deux femmes, sortant de la poche de sa blouse la liste de fournitures qu'ils devaient ramener au Q.G et la tendit à Kate.</text:p>
      <text:p text:style-name="Standard"/>
      <text:p text:style-name="Standard">-Hum... En vérité, nous aurions besoin de tout ce qui est inscrit sur ce bout de papier. Vous pensez qu'on peut...</text:p>
      <text:p text:style-name="Standard"/>
      <text:p text:style-name="Standard">Il fut interrompu par le bruit d'un pas saccadé puis celui de la porte qui s'ouvre sans précaution. Augure que leur bonne étoile les avait peut-être définitivement abandonnés à leur triste sort, une nouvelle infirmière fit son apparition dans la pièce, les cheveux hirsutes et l'air totalement affolée. Son regard se teinta cependant d'une faible lueur d'espoir lorsqu'elle le posa sur Elliot. Peinant à reprendre son souffle, elle finit par réussir à bafouiller quelques mots entre deux respirations.</text:p>
      <text:p text:style-name="Standard"/>
      <text:p text:style-name="Standard">-Y a t'il... un médecin... ici ?</text:p>
      <text:p text:style-name="Standard"/>
      <text:p text:style-name="Standard">Hélas pour Aspasia, le jeune bourgeois plus le plus prompt à réagir, faisant une nouvelle et spectaculaire démonstration de l'étendue de son inconséquence. Il leva la main tout en répondant instantanément.</text:p>
      <text:p text:style-name="Standard"/>
      <text:p text:style-name="Standard">-Oui, moi.</text:p>
      <text:p text:style-name="Standard"/>
      <text:p text:style-name="Standard">-Parfait, suivez-moi, il y a urgence !</text:p>
      <text:p text:style-name="Standard"/>
      <text:p text:style-name="Standard">Si l'absurdité avait un nom, il commencerait par E. Sans ajouter quoi que ce soit, notre cornichon de service emboîta le pas affolé de l'infirmière dans le couloir d'un air serein, visiblement très loin de s'affoler de la situation qui dégénérait pourtant admirablement...</text:p>
      <text:p text:style-name="Standard">Elliot suivit d'un pas posé celui bien plus appuyé de l'infirmière à travers le dédale de couloirs que formait l'hôpital jusqu'à ce qu'ils arrivent dans une petite pièce où étaient disposés deux lits de convalescence. L'un était vide, tandis que sur l'autre, une petite fille à l'air particulièrement mal en point était assise. Sur le chariot à médicaments installé à côté, une poupée dans un aussi piteux état que celle qui devait être sa propriétaire était posée, fixant d'un regard vide et malaisant le garçon qui venait de pénétrer dans la salle -et qui éprouva un étrange sentiment d'inquiétude lorsque ses yeux se posèrent dessus. L'infirmière qui l'avait mené jusque là fit un pas de côté pour le laisser s'avancer, lui indiquant la gamine avec un air inquiet.</text:p>
      <text:p text:style-name="Standard"/>
      <text:p text:style-name="Standard">-C'est elle ! Elle est épuisée et elle a des... </text:p>
      <text:p text:style-name="Standard"/>
      <text:p text:style-name="Standard">La jeune femme s'arrêta alors pour dévisager Elliot avec insistance comme si elle réalisait soudainement quelque chose à son sujet.</text:p>
      <text:p text:style-name="Standard"/>
      <text:p text:style-name="Standard">-... Oui ?</text:p>
      <text:p text:style-name="Standard">-... Excusez-moi monsieur, mais vous travaillez ici ?... Je ne vous ai jamais vu auparavant.</text:p>
      <text:p text:style-name="Standard">-...</text:p>
      <text:p text:style-name="Standard">-...</text:p>
      <text:p text:style-name="Standard">-... C'est parce que je viens de l'hôpital St Thomas. On m'a demandé de venir vous prêter main forte aujourd'hui, normalement quelqu'un a dû vous appeler ce matin pour vous prévenir que j'arrivais.</text:p>
      <text:p text:style-name="Standard">-...</text:p>
      <text:p text:style-name="Standard">-...</text:p>
      <text:p text:style-name="Standard">-... C'est impossible.</text:p>
      <text:p text:style-name="Standard"><text:soft-page-break/>-Et pourquoi donc ?</text:p>
      <text:p text:style-name="Standard">-Parce que nous sommes en 1850 et que la première liaison téléphonique réussie sera effectuée en 1876 par Alexander Graham Bell lorsqu'il contactera son assistant et prononcera la phrase devenue ensuite célèbre « Monsieur Watson, venez vite, j'ai besoin de vous ! ».</text:p>
      <text:p text:style-name="Standard">-... Ah.</text:p>
      <text:p text:style-name="Standard">-...</text:p>
      <text:p text:style-name="Standard">-Je suis Alexander Graham Bell.</text:p>
      <text:p text:style-name="Standard">-...</text:p>
      <text:p text:style-name="Standard">-Je viens du futur.</text:p>
      <text:p text:style-name="Standard">-... J'appelle la police !</text:p>
      <text:p text:style-name="Standard"/>
      <text:p text:style-name="Standard">Elliot fit un pas en avant vers l'infirmière qui recula, l'air terrorisée.</text:p>
      <text:p text:style-name="Standard"/>
      <text:p text:style-name="Standard">-Ok vous m'avez eu, je ne travaille pas ici. Mais évitez d'agir de manière inconsidérée. Je suis sûr qu'on peut trouver un...</text:p>
      <text:p text:style-name="Standard"/>
      <text:p text:style-name="Standard">-AU SECOURS !</text:p>
      <text:p text:style-name="Standard"/>
      <text:p text:style-name="Standard">L'adepte de Shou grimaça alors que la femme se mettait à appeler à l'aide en hurlant. Bon. La situation échappait [i]légèrement[/i] à son contrôle. Son cerveau se mit à turbiner alors qu'il cherchait un moyen de se sortir de ce mauvais pas. Sur le lit, probablement prise de panique devant la scène, la petite fille se mit à pleurer. Des pas affolés s'approchèrent de la salle de repos et une deuxième infirmière fit soudainement son apparition toute essoufflée. Un nouvel échange paniqué se produisit entre les deux collègues, à grands renforts de « Elizabeth, Dieu Merci ! », « Que se passe-t-il? » et autres « Cet homme s'est introduit dans l'hôpital, appelle la police ! », dans une hystérie générale accentuée par les cris de la fillette.</text:p>
      <text:p text:style-name="Standard"/>
      <text:p text:style-name="Standard">Il était absolument impossible pour Elliot de se concentrer dans un pareil chaos. Ses iris bleutés allaient et venaient entre Elizabeth, la petite et l'autre infirmière. La petite... Elle semblait vraiment mal en point. Vues les marques violacées et les traces de sang autour des commissures de ses lèvres, crier de la sorte devait être particulièrement douloureux. Fidèle à lui-même, incapable de se désintéresser du sort d'une autre personne en détresse même au détriment de sa propre situation précaire, Elliot lâcha une grimace, souhaitant faire quelque chose pour l'enfant malade. Mais lui-même était dans de beaux draps... Attendez. Gingivite ? Air rachitique ? Était-ce possible que...</text:p>
      <text:p text:style-name="Standard"/>
      <text:p text:style-name="Standard">-Taisez-vous !</text:p>
      <text:p text:style-name="Standard"/>
      <text:p text:style-name="Standard">L'ordre avait claqué, sec. S'il n'avait pas été aussi concentré sur la petite fille, l'aventurier se serait sans doute surpris lui-même devant l'autorité incontestable dont il venait de faire preuve, tellement inhabituelle de sa part. Prises au dépourvu par la brutalité de l'injonction, les deux infirmières obéirent, peut-être même inconsciemment. Même la gamine cessa de pleurnicher. Dans un silence de mort. Elliot s'approcha du lit où se trouvait la jeune malade et s'accroupit pour inspecter la jointure entre sa cuisse et son mollet -communément appelé « genou » lorsqu'on essaye pas de placer un mot abscons pour un concours de rp-. Ses soupçons se confirmèrent lorsqu'il constata les points rouges autour de l'articulation, ainsi que les œdèmes à ses chevilles. Shou devait vraiment avoir une mission d'une importance décisive pour lui, car il était sans nul doute possible l'idiot le plus chanceux de la terre.</text:p>
      <text:p text:style-name="Standard"/>
      <text:p text:style-name="Standard">-Scorbut.</text:p>
      <text:p text:style-name="Standard"/>
      <text:p text:style-name="Standard">Les deux infirmières se regardèrent interloquées.</text:p>
      <text:p text:style-name="Standard"/>
      <text:p text:style-name="Standard"><text:soft-page-break/>-...Pardon ?</text:p>
      <text:p text:style-name="Standard"/>
      <text:p text:style-name="Standard">-Cette petite a le scorbut. Allez me chercher des citrons.</text:p>
      <text:p text:style-name="Standard"/>
      <text:p text:style-name="Standard">Les assistantes médicales hésitèrent un instant, vraisemblablement déroutées par la tournure des événements, et pour cause. Après une seconde, la dénommée Elizabeth tourna finalement les talons pour partir en quête de ladite vitamine -du moins espérait-il. Coup de chance incroyable, coup du destin à la probabilité infime ou coup de pouce salvateur de la part de son dieu protecteur, Elliot était tombé sur l'une des seules maladies qu'il connaissait pour l'avoir croisée lors de ses voyages maritimes et dont il connaissait un remède -ou en tout cas un moyen de l'endiguer. Elizabeth revint quelques minutes plus tard avec plusieurs citrons pré coupés sur un plateau. Elle les tendit au conteur qui en donna une tranche à l'enfant, son visage à nouveau paré d'un sourire rassurant.</text:p>
      <text:p text:style-name="Standard"/>
      <text:p text:style-name="Standard">-Tiens, prends ça. Ça va piquer au début, mais si tu en manges un peu tous les jours pendant un mois tu devrais aller mieux. Et dis à ta maman d'aller au marché pour acheter plus souvent des légumes frais, d'accord ? Il se tourna à nouveau vers les infirmières. Raccompagnez-la. Donnez-lui ces citrons, et répétez ce que je viens de dire à quiconque est responsable d'elle. Compris ?</text:p>
      <text:p text:style-name="Standard"/>
      <text:p text:style-name="Standard">Une fois encore, le bourgeois faisait preuve d'une autorité qu'il ne se connaissait pas. Lorsqu'Elizabeth eut disparu avec la petite, il se retrouva en tête à tête avec l'autre infirmière -celle qui l'avait mené ici dans un premier temps.</text:p>
      <text:p text:style-name="Standard"/>
      <text:p text:style-name="Standard">-...</text:p>
      <text:p text:style-name="Standard">-...</text:p>
      <text:p text:style-name="Standard">-...</text:p>
      <text:p text:style-name="Standard">-.. Oh non hein, pas encore ! Bon. Si vous voulez appeler la police, vous pouvez y aller maintenant. Je ne pouvais pas laisser cette petite dans cet état...</text:p>
      <text:p text:style-name="P1">La salle vidée de la moitié de sa population lorsque Elizabeth et la gamine se retrouva plongée dans le silence. Un air étrangement satisfait sur le visage, Elliot dévisageait l'infirmière en souriant sereinement. Celle-ci, en revanche, paraissait bien plus mal à l'aise. Elle alternait entre regards furtifs vers le couloir et sur le garçon. La jeune femme paraissait vraiment hésitante, ne sachant trop si elle devait le dénoncer ou non. D'un côté, cet homme s'était introduit -probablement illégalement- dans l'hôpital, de l'autre il venait de soigner une petite fille et, soyons honnête, n'avait pas franchement l'air dangereux. Après un moment, elle se décida à arbitrer par elle-même.</text:p>
      <text:p text:style-name="Standard"/>
      <text:p text:style-name="Standard">-... Qu'est-ce que vous faites ici ? Vous n'êtes pas venu soigner des enfants bénévolement, si ?</text:p>
      <text:p text:style-name="Standard"/>
      <text:p text:style-name="Standard">-Ahah non. Je ne suis même pas médecin.</text:p>
      <text:p text:style-name="Standard"/>
      <text:p text:style-name="Standard">-...Évidemment. Alors qu'est-ce que vous faites ici ?</text:p>
      <text:p text:style-name="Standard"/>
      <text:p text:style-name="Standard">-Vous pouvez arrêter de parler avec des points de suspension au début de chaque phrase un moment ? Ça va finir par devenir lassant pour le lecteur. Il réfléchit un instant à sa réponse. A ce stade, mentir n'avait plus beaucoup d'intérêt. On m'a demandé de venir récupérer du matériel de soin.</text:p>
      <text:p text:style-name="Standard"/>
      <text:p text:style-name="Standard">-[strike]...[/strike] « On » ?</text:p>
      <text:p text:style-name="Standard"/>
      <text:p text:style-name="Standard">-Des « amis » dans le besoin.</text:p>
      <text:p text:style-name="Standard"/>
      <text:p text:style-name="Standard">Nouveau silence.</text:p>
      <text:p text:style-name="Standard"/>
      <text:p text:style-name="Standard">-Vous n'avez pas l'air vraiment chargé en matériel médical, là.</text:p>
      <text:p text:style-name="Standard"/>
      <text:p text:style-name="Standard">-En fait je commençais seulement mes recherche lorsque je vous ai suivi. Il faudrait que je retrouve ma partenaire pour voir si elle a eu plus de succès que moi.</text:p>
      <text:p text:style-name="Standard"/>
      <text:p text:style-name="Standard">-Ah parce que vous êtes deux ? Bien sûr. Écoutez, je ne peux pas me permettre de vous aider, je risquerais ma place et réputation et j'ai trop besoin de ce travail. Mais en compensation pour avoir aidé cette petite fille je suppose que je peux vous laisser partir sans faire de scandale. Mais essayez de vous faire plus discret... Et évitez de pratiquer de la sorcellerie sur des patients, l'air de rien ils mettent leurs vies entre nos mains.</text:p>
      <text:p text:style-name="Standard"/>
      <text:p text:style-name="Standard">-Comptez sur moi. Et merci.</text:p>
      <text:p text:style-name="Standard"/>
      <text:p text:style-name="Standard">Après un bref signe de tête en gage de remerciement, Elliot sortit en reculant de la pièce, avant de s'engouffrer d'un pas chassé dans le couloir... pour tomber nez-à-nez avec une nouvelle infirmière -décidément, il n'y avait que ça dans cet hôpital- qui après avoir lâché un petit cri de surprise, pointa un doigt accusateur vers l'aventurier en regardant vers le hall d'entrée. Ce dernier suivit son regard pour voir... Un régiment de policiers avoir investi le bâtiment, en discussion visiblement animée avec les membres du personnel. Lorsqu'ils le virent, deux inspecteurs se mirent à courir en direction d'un Elliot sur le visage duquel ou pouvait désormais lire une profonde lassitude.</text:p>
      <text:p text:style-name="Standard"/>
      <text:p text:style-name="Standard">-Hep ! Vous là ! Vous êtes en état d'arrestation pour tentative de cambriolage de l'hôpital ! Suivez-nous sans faire d'histoire !</text:p>
      <text:p text:style-name="Standard"/>
      <text:p text:style-name="Standard">-... Come on, give me a 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5T10:58:23.95</meta:creation-date>
    <dc:date>2020-10-06T19:36:10.53</dc:date>
    <meta:editing-duration>PT12H29M</meta:editing-duration>
    <meta:editing-cycles>1109</meta:editing-cycles>
    <meta:generator>OpenOffice/4.1.1$Win32 OpenOffice.org_project/411m6$Build-9775</meta:generator>
    <dc:creator>Théo </dc:creator>
    <meta:document-statistic meta:table-count="0" meta:image-count="0" meta:object-count="0" meta:page-count="7" meta:paragraph-count="85" meta:word-count="3702" meta:character-count="22442"/>
  </office:meta>
</office:document-meta>
</file>